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741" officeooo:paragraph-rsid="0013c741"/>
    </style:style>
    <style:style style:name="P2" style:family="paragraph" style:parent-style-name="Standard">
      <style:text-properties style:text-line-through-style="solid" style:text-line-through-type="single" officeooo:rsid="0013c741" officeooo:paragraph-rsid="0013c741"/>
    </style:style>
    <style:style style:name="P3" style:family="paragraph" style:parent-style-name="Standard">
      <style:text-properties fo:color="#ff3333" style:text-line-through-style="none" style:text-line-through-type="none" officeooo:rsid="001eb87b" officeooo:paragraph-rsid="001eb87b"/>
    </style:style>
    <style:style style:name="P4" style:family="paragraph" style:parent-style-name="Standard">
      <style:text-properties fo:color="#ff3333" style:text-line-through-style="none" style:text-line-through-type="none" officeooo:rsid="002507ae" officeooo:paragraph-rsid="002507ae"/>
    </style:style>
    <style:style style:name="P5" style:family="paragraph" style:parent-style-name="Standard">
      <style:text-properties fo:color="#ff3333" officeooo:rsid="001eb87b" officeooo:paragraph-rsid="001eb8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PC,</text:p>
      <text:p text:style-name="P1">we have here some remaining comments to the last version of the manuscript:</text:p>
      <text:p text:style-name="P1"/>
      <text:p text:style-name="P2">line 46: missing dot after the sentence</text:p>
      <text:p text:style-name="P1"/>
      <text:p text:style-name="P2">line 569: delete one Collaboration (there is ALICE Collaboration Collaboration)</text:p>
      <text:p text:style-name="P1"/>
      <text:p text:style-name="P1">Also, I have found some things which I have not peviously spotted. They might be correct,</text:p>
      <text:p text:style-name="P1">though. I am not certain about them due to my lack of english or expertise. I would like to ask</text:p>
      <text:p text:style-name="P1">you to check them if they are relevant before sending them to Jesse:</text:p>
      <text:p text:style-name="P1"/>
      <text:p text:style-name="P2">line 35 and 36: either subjects or interacts (i.e. add one “s")</text:p>
      <text:p text:style-name="P4">subject → subjects</text:p>
      <text:p text:style-name="P1"/>
      <text:p text:style-name="P2">lines 84 and 85: "For TOF PID, the particle mass was used to calculate the expected time of</text:p>
      <text:p text:style-name="P2">flight as a function of track length and momentum." - I think the particle time of flight (and</text:p>
      <text:p text:style-name="P2">consequently velocity) was used to determine the mass (i.e. to identify particle).</text:p>
      <text:p text:style-name="P1"/>
      <text:p text:style-name="P2">line 181: "P is the total pair momentum” - P itsself is not a part of the formula. It is there as</text:p>
      <text:p text:style-name="P2">index in S_P(r*), but this is explained as “the pair source distribution”.</text:p>
      <text:p text:style-name="P4">Removed</text:p>
      <text:p text:style-name="P1"/>
      <text:p text:style-name="P2">lines 237 and 344: technically, lambda_Fit is in equation 7, not in equation 6. But we can say</text:p>
      <text:p text:style-name="P2">implicitly it is in equation 6 ?</text:p>
      <text:p text:style-name="P1"/>
      <text:p text:style-name="P2">equation 9: are different indices necessary (alpha and beta)? I.e. can we change them to i</text:p>
      <text:p text:style-name="P2">and j ?</text:p>
      <text:p text:style-name="P1"/>
      <text:p text:style-name="P2">line 280: whose -&gt; their ?</text:p>
      <text:p text:style-name="P1"/>
      <text:p text:style-name="P2">line 330: to treating -&gt; for treating ?</text:p>
      <text:p text:style-name="P1"/>
      <text:p text:style-name="P2">Figure 4: the predictions [10,11] are done for KLam, i.e. not for each K (K+, K-, K0S)</text:p>
      <text:p text:style-name="P2">separately. Can we then claim in lines 410 and 411 that the are inconsistent with LamK+ ?</text:p>
      <text:p text:style-name="P5">Sentence removed</text:p>
      <text:p text:style-name="P1"/>
      <text:p text:style-name="P2">Table 5: maybe we can cite MINUIT (or ROOT?)?</text:p>
      <text:p text:style-name="P1">----------------------------------------------------------------</text:p>
      <text:p text:style-name="P1">About the answer to the referees:</text:p>
      <text:p text:style-name="P1"/>
      <text:p text:style-name="P1">There is only one comment :</text:p>
      <text:p text:style-name="P1"/>
      <text:p text:style-name="P2">It seems to me that it is not good to write about resonances in the simulation</text:p>
      <text:p text:style-name="P2">which we did not see in the data. These resonances(if they exist) looks like</text:p>
      <text:p text:style-name="P2">resonances with very small width. Such a width is unreasonable if we have finite</text:p>
      <text:p text:style-name="P2">momentum resolution. I propose to skip(rewrite) this sentence in the answer.</text:p>
      <text:p text:style-name="P3">Sentence removed</text:p>
      <text:p text:style-name="P1"/>
      <text:p text:style-name="P1">For the rest we agree with the proposed answ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3T18:00:41.563190830</meta:creation-date>
    <dc:date>2020-12-13T19:10:49.142301080</dc:date>
    <meta:editing-duration>PT59M5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361" meta:character-count="2001" meta:non-whitespace-character-count="1674"/>
  </office:meta>
</office:document-meta>
</file>